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30303" style:font-name="Roboto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GIT</text:p>
      <text:p text:style-name="P2">1. What is GIT</text:p>
      <text:p text:style-name="P2">2. What is GIT HUB</text:p>
      <text:p text:style-name="P2">3. Is GIT related to GIT HUB</text:p>
      <text:p text:style-name="P2">4. A simple workflow</text:p>
      <text:p text:style-name="P2"/>
      <text:p text:style-name="P2"/>
      <text:p text:style-name="P2">GIT - VCS - version control system</text:p>
      <text:p text:style-name="P2"><text:s/>- to track changes in files / folders</text:p>
      <text:p text:style-name="P2"><text:s text:c="8"/>- to collaborate in teams</text:p>
      <text:p text:style-name="P2"><text:s/>- free and open source</text:p>
      <text:p text:style-name="P2"/>
      <text:p text:style-name="P2">Centralised VCS <text:s text:c="3"/>| <text:s text:c="3"/>Distributed VCS</text:p>
      <text:p text:style-name="P2"/>
      <text:p text:style-name="P2">GIT = DVCS</text:p>
      <text:p text:style-name="P2"/>
      <text:p text:style-name="P2">——————————————————</text:p>
      <text:p text:style-name="P2"/>
      <text:p text:style-name="P2">GIT HUB - website to upload your repositories online</text:p>
      <text:p text:style-name="P2"><text:s text:c="2"/>- provides backup </text:p>
      <text:p text:style-name="P2"><text:s text:c="2"/>- provides visual interface to your repo</text:p>
      <text:p text:style-name="P2"><text:s text:c="2"/>- makes collaboration easier</text:p>
      <text:p text:style-name="P2"/>
      <text:p text:style-name="P2">GIT <text:s/>!= <text:s/>GIT H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0:31:32.191266241</meta:creation-date>
    <dc:date>2020-10-30T20:34:56.731686837</dc:date>
    <meta:editing-duration>PT3M25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7" meta:word-count="83" meta:character-count="446" meta:non-whitespace-character-count="354"/>
  </office:meta>
</office:document-meta>
</file>